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edDiskCacheAttribute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dexedDiskCacheAttributes.setOptimizeOnShutdown( boolean optimizeOnShut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DiskCacheAttributes.getOptimizeAtRemov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DiskCacheAttributes.getMaxKey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DiskCacheAttributes.setMaxRecycleBinSize( int maxRecycleBin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DiskCacheAttributes.setOptimizeAtRemoveCount( int c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ndexedDiskCacheAttributes.getMaxRecycleBin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DiskCacheAttributes.IndexedDiskCach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DiskCacheAttributes.cop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dexedDiskCacheAttributes.isOptimizeOn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DiskCacheAttributes.setMaxKeySize( int maxKey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